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779cm"/>
    </style:style>
    <style:style style:name="co3" style:family="table-column">
      <style:table-column-properties fo:break-before="auto" style:column-width="7.154cm"/>
    </style:style>
    <style:style style:name="co4" style:family="table-column">
      <style:table-column-properties fo:break-before="auto" style:column-width="6.4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 fo:border="0.06pt solid #000000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dee6e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ce4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9" table:default-cell-style-name="ce2"/>
        <table:table-column table:style-name="co1" table:number-columns-repeated="3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/>
          <table:table-cell table:style-name="Default" table:number-columns-repeated="1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FN3</text:p>
          </table:table-cell>
          <table:table-cell table:style-name="ce3" office:value-type="string" calcext:value-type="string">
            <text:p>FN7</text:p>
          </table:table-cell>
          <table:table-cell table:style-name="ce3" office:value-type="string" calcext:value-type="string">
            <text:p>INSTR</text:p>
          </table:table-cell>
          <table:table-cell table:style-name="ce3" office:value-type="string" calcext:value-type="string">
            <text:p>ALU-EN</text:p>
          </table:table-cell>
          <table:table-cell table:style-name="ce3" office:value-type="string" calcext:value-type="string">
            <text:p>ALU-OP</text:p>
          </table:table-cell>
          <table:table-cell table:style-name="ce1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LU-OP</text:p>
          </table:table-cell>
          <table:table-cell table:style-name="ce1" office:value-type="string" calcext:value-type="string">
            <text:p>ALU-SEL</text:p>
          </table:table-cell>
          <table:table-cell table:style-name="ce1" office:value-type="string" calcext:value-type="string">
            <text:p>WB SRC</text:p>
          </table:table-cell>
          <table:table-cell table:style-name="ce1" office:value-type="string" calcext:value-type="string">
            <text:p>WB_SE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BRANCH_EN</text:p>
          </table:table-cell>
          <table:table-cell table:style-name="ce1" office:value-type="string" calcext:value-type="string">
            <text:p>BRANCH_SEL</text:p>
          </table:table-cell>
          <table:table-cell table:style-name="ce1" office:value-type="string" calcext:value-type="string">
            <text:p>IMM-TYPE</text:p>
          </table:table-cell>
          <table:table-cell table:style-name="ce1" office:value-type="string" calcext:value-type="string">
            <text:p>IMM-SEL</text:p>
          </table:table-cell>
          <table:table-cell table:style-name="ce5" office:value-type="string" calcext:value-type="string">
            <text:p>WB-EN</text:p>
          </table:table-cell>
          <table:table-cell table:number-columns-repeated="3"/>
          <table:table-cell table:style-name="ce1" office:value-type="string" calcext:value-type="string">
            <text:p>MICROCODE</text:p>
          </table:table-cell>
          <table:table-cell table:number-columns-repeated="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'0110111’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LU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0001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7];[.L7];[.N7];[.P7];[.Q7];[.S7];[.T7])" office:value-type="string" office:string-value="0'00000000’'000000’'0’'0000000’'0001’'0’" calcext:value-type="string">
            <text:p>0'00000000’'000000’'0’'0000000’'0001’'0’</text:p>
          </table:table-cell>
          <table:table-cell/>
          <table:table-cell table:formula="of:=CONCATENATE([.T7];[.N7];[.P7];[.Q7];[.S7];[.L7];[.G7])" office:value-type="string" office:string-value="'0’'000000’'0’'0000000’'0001’'00000000’0" calcext:value-type="string">
            <text:p>'0’'000000’'0’'0000000’'0001’'00000000’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0010111’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AUIP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0001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8];[.L8];[.N8];[.P8];[.Q8];[.S8];[.T8])" office:value-type="string" office:string-value="0'00000000’'000000’'0’'0000000’'0001’'0’" calcext:value-type="string">
            <text:p>0'00000000’'000000’'0’'0000000’'0001’'0’</text:p>
          </table:table-cell>
          <table:table-cell/>
          <table:table-cell table:formula="of:=CONCATENATE([.T8];[.N8];[.P8];[.Q8];[.S8];[.L8];[.G8])" office:value-type="string" office:string-value="'0’'000000’'0’'0000000’'0001’'00000000’0" calcext:value-type="string">
            <text:p>'0’'000000’'0’'0000000’'0001’'00000000’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1101111’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J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00001’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'001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9];[.L9];[.N9];[.P9];[.Q9];[.S9];[.T9])" office:value-type="string" office:string-value="0'00000000’'000000’'1’'0000001’'0010’'0’" calcext:value-type="string">
            <text:p>0'00000000’'000000’'1’'0000001’'0010’'0’</text:p>
          </table:table-cell>
          <table:table-cell/>
          <table:table-cell table:formula="of:=CONCATENATE([.T9];[.N9];[.P9];[.Q9];[.S9];[.L9];[.G9])" office:value-type="string" office:string-value="'0’'000000’'1’'0000001’'0010’'00000000’0" calcext:value-type="string">
            <text:p>'0’'000000’'1’'0000001’'0010’'00000000’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11001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JAL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'01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00001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1’</text:p>
          </table:table-cell>
          <table:table-cell table:number-columns-repeated="3"/>
          <table:table-cell table:formula="of:=CONCATENATE([.G10];[.L10];[.N10];[.P10];[.Q10];[.S10];[.T10])" office:value-type="string" office:string-value="0'00000000’'010000’'1’'0000001’'0100’'1’" calcext:value-type="string">
            <text:p>0'00000000’'010000’'1’'0000001’'0100’'1’</text:p>
          </table:table-cell>
          <table:table-cell/>
          <table:table-cell table:formula="of:=CONCATENATE([.T10];[.N10];[.P10];[.Q10];[.S10];[.L10];[.G10])" office:value-type="string" office:string-value="'1’'010000’'1’'0000001’'0100’'00000000’0" calcext:value-type="string">
            <text:p>'1’'010000’'1’'0000001’'0100’'00000000’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11000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B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0001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11];[.L11];[.N11];[.P11];[.Q11];[.S11];[.T11])" office:value-type="string" office:string-value="1'10000000’'000000’'1’'0000010’'1000’'0’" calcext:value-type="string">
            <text:p>1'10000000’'000000’'1’'0000010’'1000’'0’</text:p>
          </table:table-cell>
          <table:table-cell/>
          <table:table-cell table:formula="of:=CONCATENATE([.T11];[.N11];[.P11];[.Q11];[.S11];[.L11];[.G11])" office:value-type="string" office:string-value="'0’'000000’'1’'0000010’'1000’'10000000’1" calcext:value-type="string">
            <text:p>'0’'000000’'1’'0000010’'1000’'100000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001’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NEQ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001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12];[.L12];[.N12];[.P12];[.Q12];[.S12];[.T12])" office:value-type="string" office:string-value="1'10000000’'000000’'1’'0000100’'1000’'0’" calcext:value-type="string">
            <text:p>1'10000000’'000000’'1’'0000100’'1000’'0’</text:p>
          </table:table-cell>
          <table:table-cell/>
          <table:table-cell table:formula="of:=CONCATENATE([.T12];[.N12];[.P12];[.Q12];[.S12];[.L12];[.G12])" office:value-type="string" office:string-value="'0’'000000’'1’'0000100’'1000’'10000000’1" calcext:value-type="string">
            <text:p>'0’'000000’'1’'0000100’'1000’'100000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00’</text:p>
          </table:table-cell>
          <table:table-cell/>
          <table:table-cell office:value-type="string" calcext:value-type="string">
            <text:p>B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010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13];[.L13];[.N13];[.P13];[.Q13];[.S13];[.T13])" office:value-type="string" office:string-value="1'10000000’'000000’'1’'0001000’'1000’'0’" calcext:value-type="string">
            <text:p>1'10000000’'000000’'1’'0001000’'1000’'0’</text:p>
          </table:table-cell>
          <table:table-cell/>
          <table:table-cell table:formula="of:=CONCATENATE([.T13];[.N13];[.P13];[.Q13];[.S13];[.L13];[.G13])" office:value-type="string" office:string-value="'0’'000000’'1’'0001000’'1000’'10000000’1" calcext:value-type="string">
            <text:p>'0’'000000’'1’'0001000’'1000’'100000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01’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100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14];[.L14];[.N14];[.P14];[.Q14];[.S14];[.T14])" office:value-type="string" office:string-value="1'10000000’'000000’'1’'0010000’'1000’'0’" calcext:value-type="string">
            <text:p>1'10000000’'000000’'1’'0010000’'1000’'0’</text:p>
          </table:table-cell>
          <table:table-cell/>
          <table:table-cell table:formula="of:=CONCATENATE([.T14];[.N14];[.P14];[.Q14];[.S14];[.L14];[.G14])" office:value-type="string" office:string-value="'0’'000000’'1’'0010000’'1000’'10000000’1" calcext:value-type="string">
            <text:p>'0’'000000’'1’'0010000’'1000’'100000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10’</text:p>
          </table:table-cell>
          <table:table-cell/>
          <table:table-cell office:value-type="string" calcext:value-type="string">
            <text:p>BL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1000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15];[.L15];[.N15];[.P15];[.Q15];[.S15];[.T15])" office:value-type="string" office:string-value="1'10000000’'000000’'1’'0100000’'1000’'0’" calcext:value-type="string">
            <text:p>1'10000000’'000000’'1’'0100000’'1000’'0’</text:p>
          </table:table-cell>
          <table:table-cell/>
          <table:table-cell table:formula="of:=CONCATENATE([.T15];[.N15];[.P15];[.Q15];[.S15];[.L15];[.G15])" office:value-type="string" office:string-value="'0’'000000’'1’'0100000’'1000’'10000000’1" calcext:value-type="string">
            <text:p>'0’'000000’'1’'0100000’'1000’'100000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11’</text:p>
          </table:table-cell>
          <table:table-cell/>
          <table:table-cell office:value-type="string" calcext:value-type="string">
            <text:p>BG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10000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16];[.L16];[.N16];[.P16];[.Q16];[.S16];[.T16])" office:value-type="string" office:string-value="1'10000000’'000000’'1’'1000000’'1000’'0’" calcext:value-type="string">
            <text:p>1'10000000’'000000’'1’'1000000’'1000’'0’</text:p>
          </table:table-cell>
          <table:table-cell/>
          <table:table-cell table:formula="of:=CONCATENATE([.T16];[.N16];[.P16];[.Q16];[.S16];[.L16];[.G16])" office:value-type="string" office:string-value="'0’'000000’'1’'1000000’'1000’'10000000’1" calcext:value-type="string">
            <text:p>'0’'000000’'1’'1000000’'1000’'10000000’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00000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1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17];[.L17];[.N17];[.P17];[.Q17];[.S17];[.T17])" office:value-type="string" office:string-value="1'00000001’'100000’'0’'0000000’'0100’'0’" calcext:value-type="string">
            <text:p>1'00000001’'100000’'0’'0000000’'0100’'0’</text:p>
          </table:table-cell>
          <table:table-cell/>
          <table:table-cell table:formula="of:=CONCATENATE([.T17];[.N17];[.P17];[.Q17];[.S17];[.L17];[.G17])" office:value-type="string" office:string-value="'0’'100000’'0’'0000000’'0100’'00000001’1" calcext:value-type="string">
            <text:p>'0’'100000’'0’'0000000’'0100’'00000001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001’</text:p>
          </table:table-cell>
          <table:table-cell/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1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18];[.L18];[.N18];[.P18];[.Q18];[.S18];[.T18])" office:value-type="string" office:string-value="1'00000001’'100000’'0’'0000000’'0100’'0’" calcext:value-type="string">
            <text:p>1'00000001’'100000’'0’'0000000’'0100’'0’</text:p>
          </table:table-cell>
          <table:table-cell/>
          <table:table-cell table:formula="of:=CONCATENATE([.T18];[.N18];[.P18];[.Q18];[.S18];[.L18];[.G18])" office:value-type="string" office:string-value="'0’'100000’'0’'0000000’'0100’'00000001’1" calcext:value-type="string">
            <text:p>'0’'100000’'0’'0000000’'0100’'00000001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010’</text:p>
          </table:table-cell>
          <table:table-cell/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1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19];[.L19];[.N19];[.P19];[.Q19];[.S19];[.T19])" office:value-type="string" office:string-value="1'00000001’'100000’'0’'0000000’'0100’'0’" calcext:value-type="string">
            <text:p>1'00000001’'100000’'0’'0000000’'0100’'0’</text:p>
          </table:table-cell>
          <table:table-cell/>
          <table:table-cell table:formula="of:=CONCATENATE([.T19];[.N19];[.P19];[.Q19];[.S19];[.L19];[.G19])" office:value-type="string" office:string-value="'0’'100000’'0’'0000000’'0100’'00000001’1" calcext:value-type="string">
            <text:p>'0’'100000’'0’'0000000’'0100’'00000001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00’</text:p>
          </table:table-cell>
          <table:table-cell/>
          <table:table-cell office:value-type="string" calcext:value-type="string">
            <text:p>L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1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20];[.L20];[.N20];[.P20];[.Q20];[.S20];[.T20])" office:value-type="string" office:string-value="1'00000001’'100000’'0’'0000000’'0100’'0’" calcext:value-type="string">
            <text:p>1'00000001’'100000’'0’'0000000’'0100’'0’</text:p>
          </table:table-cell>
          <table:table-cell/>
          <table:table-cell table:formula="of:=CONCATENATE([.T20];[.N20];[.P20];[.Q20];[.S20];[.L20];[.G20])" office:value-type="string" office:string-value="'0’'100000’'0’'0000000’'0100’'00000001’1" calcext:value-type="string">
            <text:p>'0’'100000’'0’'0000000’'0100’'00000001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01’</text:p>
          </table:table-cell>
          <table:table-cell/>
          <table:table-cell office:value-type="string" calcext:value-type="string">
            <text:p>L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1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21];[.L21];[.N21];[.P21];[.Q21];[.S21];[.T21])" office:value-type="string" office:string-value="1'00000001’'100000’'0’'0000000’'0100’'0’" calcext:value-type="string">
            <text:p>1'00000001’'100000’'0’'0000000’'0100’'0’</text:p>
          </table:table-cell>
          <table:table-cell/>
          <table:table-cell table:formula="of:=CONCATENATE([.T21];[.N21];[.P21];[.Q21];[.S21];[.L21];[.G21])" office:value-type="string" office:string-value="'0’'100000’'0’'0000000’'0100’'00000001’1" calcext:value-type="string">
            <text:p>'0’'100000’'0’'0000000’'0100’'00000001’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01000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00001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22];[.L22];[.N22];[.P22];[.Q22];[.S22];[.T22])" office:value-type="string" office:string-value="1'00000001’'000010’'0’'0000000’'1000’‘1’" calcext:value-type="string">
            <text:p>1'00000001’'000010’'0’'0000000’'1000’‘1’</text:p>
          </table:table-cell>
          <table:table-cell/>
          <table:table-cell table:formula="of:=CONCATENATE([.T22];[.N22];[.P22];[.Q22];[.S22];[.L22];[.G22])" office:value-type="string" office:string-value="‘1’'000010’'0’'0000000’'1000’'00000001’1" calcext:value-type="string">
            <text:p>‘1’'000010’'0’'0000000’'1000’'00000001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001’</text:p>
          </table:table-cell>
          <table:table-cell/>
          <table:table-cell office:value-type="string" calcext:value-type="string">
            <text:p>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00001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23];[.L23];[.N23];[.P23];[.Q23];[.S23];[.T23])" office:value-type="string" office:string-value="1'00000001’'000010’'0’'0000000’'1000’‘1’" calcext:value-type="string">
            <text:p>1'00000001’'000010’'0’'0000000’'1000’‘1’</text:p>
          </table:table-cell>
          <table:table-cell/>
          <table:table-cell table:formula="of:=CONCATENATE([.T23];[.N23];[.P23];[.Q23];[.S23];[.L23];[.G23])" office:value-type="string" office:string-value="‘1’'000010’'0’'0000000’'1000’'00000001’1" calcext:value-type="string">
            <text:p>‘1’'000010’'0’'0000000’'1000’'00000001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010’</text:p>
          </table:table-cell>
          <table:table-cell/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00001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24];[.L24];[.N24];[.P24];[.Q24];[.S24];[.T24])" office:value-type="string" office:string-value="1'00000001’'000010’'0’'0000000’'1000’‘1’" calcext:value-type="string">
            <text:p>1'00000001’'000010’'0’'0000000’'1000’‘1’</text:p>
          </table:table-cell>
          <table:table-cell/>
          <table:table-cell table:formula="of:=CONCATENATE([.T24];[.N24];[.P24];[.Q24];[.S24];[.L24];[.G24])" office:value-type="string" office:string-value="‘1’'000010’'0’'0000000’'1000’'00000001’1" calcext:value-type="string">
            <text:p>‘1’'000010’'0’'0000000’'1000’'00000001’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00100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AD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25];[.L25];[.N25];[.P25];[.Q25];[.S25];[.T25])" office:value-type="string" office:string-value="1'00000001’'000100’'0’'0000000’'0100’‘1’" calcext:value-type="string">
            <text:p>1'00000001’'000100’'0’'0000000’'0100’‘1’</text:p>
          </table:table-cell>
          <table:table-cell/>
          <table:table-cell table:formula="of:=CONCATENATE([.T25];[.N25];[.P25];[.Q25];[.S25];[.L25];[.G25])" office:value-type="string" office:string-value="‘1’'000100’'0’'0000000’'0100’'00000001’1" calcext:value-type="string">
            <text:p>‘1’'000100’'0’'0000000’'0100’'00000001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010’</text:p>
          </table:table-cell>
          <table:table-cell/>
          <table:table-cell office:value-type="string" calcext:value-type="string">
            <text:p>S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001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26];[.L26];[.N26];[.P26];[.Q26];[.S26];[.T26])" office:value-type="string" office:string-value="1'00000001’'001000’'0’'0000000’'0100’‘1’" calcext:value-type="string">
            <text:p>1'00000001’'001000’'0’'0000000’'0100’‘1’</text:p>
          </table:table-cell>
          <table:table-cell/>
          <table:table-cell table:formula="of:=CONCATENATE([.T26];[.N26];[.P26];[.Q26];[.S26];[.L26];[.G26])" office:value-type="string" office:string-value="‘1’'001000’'0’'0000000’'0100’'00000001’1" calcext:value-type="string">
            <text:p>‘1’'001000’'0’'0000000’'0100’'00000001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011’</text:p>
          </table:table-cell>
          <table:table-cell/>
          <table:table-cell office:value-type="string" calcext:value-type="string">
            <text:p>SLT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001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27];[.L27];[.N27];[.P27];[.Q27];[.S27];[.T27])" office:value-type="string" office:string-value="1'10000000’'001000’'0’'0000000’'0100’‘1’" calcext:value-type="string">
            <text:p>1'10000000’'001000’'0’'0000000’'0100’‘1’</text:p>
          </table:table-cell>
          <table:table-cell/>
          <table:table-cell table:formula="of:=CONCATENATE([.T27];[.N27];[.P27];[.Q27];[.S27];[.L27];[.G27])" office:value-type="string" office:string-value="‘1’'001000’'0’'0000000’'0100’'10000000’1" calcext:value-type="string">
            <text:p>‘1’'001000’'0’'0000000’'0100’'100000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00’</text:p>
          </table:table-cell>
          <table:table-cell/>
          <table:table-cell office:value-type="string" calcext:value-type="string">
            <text:p>X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'0000001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28];[.L28];[.N28];[.P28];[.Q28];[.S28];[.T28])" office:value-type="string" office:string-value="1'00000010’'000100’'0’'0000000’'0100’‘1’" calcext:value-type="string">
            <text:p>1'00000010’'000100’'0’'0000000’'0100’‘1’</text:p>
          </table:table-cell>
          <table:table-cell/>
          <table:table-cell table:formula="of:=CONCATENATE([.T28];[.N28];[.P28];[.Q28];[.S28];[.L28];[.G28])" office:value-type="string" office:string-value="‘1’'000100’'0’'0000000’'0100’'00000010’1" calcext:value-type="string">
            <text:p>‘1’'000100’'0’'0000000’'0100’'0000001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10’</text:p>
          </table:table-cell>
          <table:table-cell/>
          <table:table-cell office:value-type="string" calcext:value-type="string">
            <text:p>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000001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29];[.L29];[.N29];[.P29];[.Q29];[.S29];[.T29])" office:value-type="string" office:string-value="1'00000100’'000100’'0’'0000000’'0100’‘1’" calcext:value-type="string">
            <text:p>1'00000100’'000100’'0’'0000000’'0100’‘1’</text:p>
          </table:table-cell>
          <table:table-cell/>
          <table:table-cell table:formula="of:=CONCATENATE([.T29];[.N29];[.P29];[.Q29];[.S29];[.L29];[.G29])" office:value-type="string" office:string-value="‘1’'000100’'0’'0000000’'0100’'00000100’1" calcext:value-type="string">
            <text:p>‘1’'000100’'0’'0000000’'0100’'000001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11’</text:p>
          </table:table-cell>
          <table:table-cell/>
          <table:table-cell office:value-type="string" calcext:value-type="string">
            <text:p>AN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'00001001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30];[.L30];[.N30];[.P30];[.Q30];[.S30];[.T30])" office:value-type="string" office:string-value="1'00001001’'000100’'0’'0000000’'0100’‘1’" calcext:value-type="string">
            <text:p>1'00001001’'000100’'0’'0000000’'0100’‘1’</text:p>
          </table:table-cell>
          <table:table-cell/>
          <table:table-cell table:formula="of:=CONCATENATE([.T30];[.N30];[.P30];[.Q30];[.S30];[.L30];[.G30])" office:value-type="string" office:string-value="‘1’'000100’'0’'0000000’'0100’'00001001’1" calcext:value-type="string">
            <text:p>‘1’'000100’'0’'0000000’'0100’'00001001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001’</text:p>
          </table:table-cell>
          <table:table-cell/>
          <table:table-cell office:value-type="string" calcext:value-type="string">
            <text:p>S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L</text:p>
          </table:table-cell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'0001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31];[.L31];[.N31];[.P31];[.Q31];[.S31];[.T31])" office:value-type="string" office:string-value="1'00010000’'000100’'0’'0000000’'0000’‘1’" calcext:value-type="string">
            <text:p>1'00010000’'000100’'0’'0000000’'0000’‘1’</text:p>
          </table:table-cell>
          <table:table-cell/>
          <table:table-cell table:formula="of:=CONCATENATE([.T31];[.N31];[.P31];[.Q31];[.S31];[.L31];[.G31])" office:value-type="string" office:string-value="‘1’'000100’'0’'0000000’'0000’'00010000’1" calcext:value-type="string">
            <text:p>‘1’'000100’'0’'0000000’'0000’'000100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01’</text:p>
          </table:table-cell>
          <table:table-cell/>
          <table:table-cell office:value-type="string" calcext:value-type="string">
            <text:p>SR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'0010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32];[.L32];[.N32];[.P32];[.Q32];[.S32];[.T32])" office:value-type="string" office:string-value="1'00100000’'000100’'0’'0000000’'0000’‘1’" calcext:value-type="string">
            <text:p>1'00100000’'000100’'0’'0000000’'0000’‘1’</text:p>
          </table:table-cell>
          <table:table-cell/>
          <table:table-cell table:formula="of:=CONCATENATE([.T32];[.N32];[.P32];[.Q32];[.S32];[.L32];[.G32])" office:value-type="string" office:string-value="‘1’'000100’'0’'0000000’'0000’'00100000’1" calcext:value-type="string">
            <text:p>‘1’'000100’'0’'0000000’'0000’'001000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01’</text:p>
          </table:table-cell>
          <table:table-cell/>
          <table:table-cell office:value-type="string" calcext:value-type="string">
            <text:p>S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</text:p>
          </table:table-cell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'0100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33];[.L33];[.N33];[.P33];[.Q33];[.S33];[.T33])" office:value-type="string" office:string-value="1'01000000’'000100’'0’'0000000’'0000’‘1’" calcext:value-type="string">
            <text:p>1'01000000’'000100’'0’'0000000’'0000’‘1’</text:p>
          </table:table-cell>
          <table:table-cell/>
          <table:table-cell table:formula="of:=CONCATENATE([.T33];[.N33];[.P33];[.Q33];[.S33];[.L33];[.G33])" office:value-type="string" office:string-value="‘1’'000100’'0’'0000000’'0000’'01000000’1" calcext:value-type="string">
            <text:p>‘1’'000100’'0’'0000000’'0000’'01000000’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01100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34];[.L34];[.N34];[.P34];[.Q34];[.S34];[.T34])" office:value-type="string" office:string-value="1'00000001’'000100’'0’'0000000’'0000’‘1’" calcext:value-type="string">
            <text:p>1'00000001’'000100’'0’'0000000’'0000’‘1’</text:p>
          </table:table-cell>
          <table:table-cell/>
          <table:table-cell table:formula="of:=CONCATENATE([.T34];[.N34];[.P34];[.Q34];[.S34];[.L34];[.G34])" office:value-type="string" office:string-value="‘1’'000100’'0’'0000000’'0000’'00000001’1" calcext:value-type="string">
            <text:p>‘1’'000100’'0’'0000000’'0000’'00000001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10000001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35];[.L35];[.N35];[.P35];[.Q35];[.S35];[.T35])" office:value-type="string" office:string-value="1'10000001’'000100’'0’'0000000’'0000’‘1’" calcext:value-type="string">
            <text:p>1'10000001’'000100’'0’'0000000’'0000’‘1’</text:p>
          </table:table-cell>
          <table:table-cell/>
          <table:table-cell table:formula="of:=CONCATENATE([.T35];[.N35];[.P35];[.Q35];[.S35];[.L35];[.G35])" office:value-type="string" office:string-value="‘1’'000100’'0’'0000000’'0000’'10000001’1" calcext:value-type="string">
            <text:p>‘1’'000100’'0’'0000000’'0000’'10000001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001’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'0001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36];[.L36];[.N36];[.P36];[.Q36];[.S36];[.T36])" office:value-type="string" office:string-value="1'00010000’'000100’'0’'0000000’'0000’‘1’" calcext:value-type="string">
            <text:p>1'00010000’'000100’'0’'0000000’'0000’‘1’</text:p>
          </table:table-cell>
          <table:table-cell/>
          <table:table-cell table:formula="of:=CONCATENATE([.T36];[.N36];[.P36];[.Q36];[.S36];[.L36];[.G36])" office:value-type="string" office:string-value="‘1’'000100’'0’'0000000’'0000’'00010000’1" calcext:value-type="string">
            <text:p>‘1’'000100’'0’'0000000’'0000’'000100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010’</text:p>
          </table:table-cell>
          <table:table-cell/>
          <table:table-cell office:value-type="string" calcext:value-type="string">
            <text:p>S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37];[.L37];[.N37];[.P37];[.Q37];[.S37];[.T37])" office:value-type="string" office:string-value="1'00000001’'000100’'0’'0000000’'0000’‘1’" calcext:value-type="string">
            <text:p>1'00000001’'000100’'0’'0000000’'0000’‘1’</text:p>
          </table:table-cell>
          <table:table-cell/>
          <table:table-cell table:formula="of:=CONCATENATE([.T37];[.N37];[.P37];[.Q37];[.S37];[.L37];[.G37])" office:value-type="string" office:string-value="‘1’'000100’'0’'0000000’'0000’'00000001’1" calcext:value-type="string">
            <text:p>‘1’'000100’'0’'0000000’'0000’'00000001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011’</text:p>
          </table:table-cell>
          <table:table-cell/>
          <table:table-cell office:value-type="string" calcext:value-type="string">
            <text:p>SL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001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38];[.L38];[.N38];[.P38];[.Q38];[.S38];[.T38])" office:value-type="string" office:string-value="1'10000000’'001000’'0’'0000000’'0000’‘1’" calcext:value-type="string">
            <text:p>1'10000000’'001000’'0’'0000000’'0000’‘1’</text:p>
          </table:table-cell>
          <table:table-cell/>
          <table:table-cell table:formula="of:=CONCATENATE([.T38];[.N38];[.P38];[.Q38];[.S38];[.L38];[.G38])" office:value-type="string" office:string-value="‘1’'001000’'0’'0000000’'0000’'10000000’1" calcext:value-type="string">
            <text:p>‘1’'001000’'0’'0000000’'0000’'100000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00’</text:p>
          </table:table-cell>
          <table:table-cell/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001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39];[.L39];[.N39];[.P39];[.Q39];[.S39];[.T39])" office:value-type="string" office:string-value="1'00000000’'001000’'0’'0000000’'0000’‘1’" calcext:value-type="string">
            <text:p>1'00000000’'001000’'0’'0000000’'0000’‘1’</text:p>
          </table:table-cell>
          <table:table-cell/>
          <table:table-cell table:formula="of:=CONCATENATE([.T39];[.N39];[.P39];[.Q39];[.S39];[.L39];[.G39])" office:value-type="string" office:string-value="‘1’'001000’'0’'0000000’'0000’'00000000’1" calcext:value-type="string">
            <text:p>‘1’'001000’'0’'0000000’'0000’'000000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01’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40];[.L40];[.N40];[.P40];[.Q40];[.S40];[.T40])" office:value-type="string" office:string-value="1'00000000’'000100’'0’'0000000’'0000’‘1’" calcext:value-type="string">
            <text:p>1'00000000’'000100’'0’'0000000’'0000’‘1’</text:p>
          </table:table-cell>
          <table:table-cell/>
          <table:table-cell table:formula="of:=CONCATENATE([.T40];[.N40];[.P40];[.Q40];[.S40];[.L40];[.G40])" office:value-type="string" office:string-value="‘1’'000100’'0’'0000000’'0000’'00000000’1" calcext:value-type="string">
            <text:p>‘1’'000100’'0’'0000000’'0000’'000000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01’</text:p>
          </table:table-cell>
          <table:table-cell/>
          <table:table-cell office:value-type="string" calcext:value-type="string">
            <text:p>S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</text:p>
          </table:table-cell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41];[.L41];[.N41];[.P41];[.Q41];[.S41];[.T41])" office:value-type="string" office:string-value="1'00000000’'000100’'0’'0000000’'0000’‘1’" calcext:value-type="string">
            <text:p>1'00000000’'000100’'0’'0000000’'0000’‘1’</text:p>
          </table:table-cell>
          <table:table-cell/>
          <table:table-cell table:formula="of:=CONCATENATE([.T41];[.N41];[.P41];[.Q41];[.S41];[.L41];[.G41])" office:value-type="string" office:string-value="‘1’'000100’'0’'0000000’'0000’'00000000’1" calcext:value-type="string">
            <text:p>‘1’'000100’'0’'0000000’'0000’'000000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10’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42];[.L42];[.N42];[.P42];[.Q42];[.S42];[.T42])" office:value-type="string" office:string-value="1'00000000’'000100’'0’'0000000’'0000’‘1’" calcext:value-type="string">
            <text:p>1'00000000’'000100’'0’'0000000’'0000’‘1’</text:p>
          </table:table-cell>
          <table:table-cell/>
          <table:table-cell table:formula="of:=CONCATENATE([.T42];[.N42];[.P42];[.Q42];[.S42];[.L42];[.G42])" office:value-type="string" office:string-value="‘1’'000100’'0’'0000000’'0000’'00000000’1" calcext:value-type="string">
            <text:p>‘1’'000100’'0’'0000000’'0000’'00000000’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111’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G43];[.L43];[.N43];[.P43];[.Q43];[.S43];[.T43])" office:value-type="string" office:string-value="1'00000000’'000100’'0’'0000000’'0000’‘1’" calcext:value-type="string">
            <text:p>1'00000000’'000100’'0’'0000000’'0000’‘1’</text:p>
          </table:table-cell>
          <table:table-cell/>
          <table:table-cell table:formula="of:=CONCATENATE([.T43];[.N43];[.P43];[.Q43];[.S43];[.L43];[.G43])" office:value-type="string" office:string-value="‘1’'000100’'0’'0000000’'0000’'00000000’1" calcext:value-type="string">
            <text:p>‘1’'000100’'0’'0000000’'0000’'00000000’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00011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F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44];[.L44];[.N44];[.P44];[.Q44];[.S44];[.T44])" office:value-type="string" office:string-value="0'00000000’'000000’'0’'0000000’'0100’'0’" calcext:value-type="string">
            <text:p>0'00000000’'000000’'0’'0000000’'0100’'0’</text:p>
          </table:table-cell>
          <table:table-cell/>
          <table:table-cell table:formula="of:=CONCATENATE([.T44];[.N44];[.P44];[.Q44];[.S44];[.L44];[.G44])" office:value-type="string" office:string-value="'0’'000000’'0’'0000000’'0100’'00000000’0" calcext:value-type="string">
            <text:p>'0’'000000’'0’'0000000’'0100’'00000000’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001’</text:p>
          </table:table-cell>
          <table:table-cell/>
          <table:table-cell office:value-type="string" calcext:value-type="string">
            <text:p>FENC-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45];[.L45];[.N45];[.P45];[.Q45];[.S45];[.T45])" office:value-type="string" office:string-value="0'00000000’'000000’'0’'0000000’'0100’'0’" calcext:value-type="string">
            <text:p>0'00000000’'000000’'0’'0000000’'0100’'0’</text:p>
          </table:table-cell>
          <table:table-cell/>
          <table:table-cell table:formula="of:=CONCATENATE([.T45];[.N45];[.P45];[.Q45];[.S45];[.L45];[.G45])" office:value-type="string" office:string-value="'0’'000000’'0’'0000000’'0100’'00000000’0" calcext:value-type="string">
            <text:p>'0’'000000’'0’'0000000’'0100’'00000000’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11100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EC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46];[.L46];[.N46];[.P46];[.Q46];[.S46];[.T46])" office:value-type="string" office:string-value="0'00000000’'000000’'0’'0000000’'0100’'0’" calcext:value-type="string">
            <text:p>0'00000000’'000000’'0’'0000000’'0100’'0’</text:p>
          </table:table-cell>
          <table:table-cell/>
          <table:table-cell table:formula="of:=CONCATENATE([.T46];[.N46];[.P46];[.Q46];[.S46];[.L46];[.G46])" office:value-type="string" office:string-value="'0’'000000’'0’'0000000’'0100’'00000000’0" calcext:value-type="string">
            <text:p>'0’'000000’'0’'0000000’'0100’'00000000’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EBRE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G47];[.L47];[.N47];[.P47];[.Q47];[.S47];[.T47])" office:value-type="string" office:string-value="0'00000000’'000000’'0’'0000000’'0100’'0’" calcext:value-type="string">
            <text:p>0'00000000’'000000’'0’'0000000’'0100’'0’</text:p>
          </table:table-cell>
          <table:table-cell/>
          <table:table-cell table:formula="of:=CONCATENATE([.T47];[.N47];[.P47];[.Q47];[.S47];[.L47];[.G47])" office:value-type="string" office:string-value="'0’'000000’'0’'0000000’'0100’'00000000’0" calcext:value-type="string">
            <text:p>'0’'000000’'0’'0000000’'0100’'00000000’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00:45:29.032664643</meta:creation-date>
    <dc:date>2020-03-02T00:48:51.416690534</dc:date>
    <meta:editing-duration>PT3M22S</meta:editing-duration>
    <meta:editing-cycles>1</meta:editing-cycles>
    <meta:document-statistic meta:table-count="1" meta:cell-count="726" meta:object-count="0"/>
    <meta:generator>LibreOffice/6.3.4.2$Linux_X86_64 LibreOffice_project/30$Build-2</meta:generator>
  </office:meta>
</office:document-meta>
</file>